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58220" draw:opacity="20%" draw:textarea-horizontal-align="justify" draw:textarea-vertical-align="middle" draw:auto-grow-height="false" fo:min-height="10.524cm" fo:min-width="23.482cm"/>
    </style:style>
    <style:style style:name="gr2" style:family="graphic" style:parent-style-name="standard">
      <style:graphic-properties draw:fill-color="#f58220" draw:opacity="20%" draw:textarea-horizontal-align="justify" draw:textarea-vertical-align="middle" draw:auto-grow-height="false" fo:min-height="5.71cm" fo:min-width="8.508cm"/>
    </style:style>
    <style:style style:name="gr3" style:family="graphic" style:parent-style-name="standard">
      <style:graphic-properties draw:textarea-horizontal-align="justify" draw:textarea-vertical-align="middle" draw:auto-grow-height="false" fo:min-height="2.502cm" fo:min-width="5.046cm"/>
    </style:style>
    <style:style style:name="gr4" style:family="graphic" style:parent-style-name="standard">
      <style:graphic-properties draw:textarea-horizontal-align="justify" draw:textarea-vertical-align="middle" draw:auto-grow-height="false" fo:min-height="2.387cm" fo:min-width="12.805cm"/>
    </style:style>
    <style:style style:name="gr5" style:family="graphic" style:parent-style-name="standard">
      <style:graphic-properties draw:fill-color="#bce4e5" draw:textarea-horizontal-align="justify" draw:textarea-vertical-align="middle" draw:auto-grow-height="false" fo:min-height="2.036cm" fo:min-width="9.787cm"/>
    </style:style>
    <style:style style:name="gr6" style:family="graphic" style:parent-style-name="standard">
      <style:graphic-properties draw:fill-color="#ffdaa2" draw:textarea-horizontal-align="justify" draw:textarea-vertical-align="middle" draw:auto-grow-height="false" fo:min-height="1.894cm" fo:min-width="4.581cm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58220" draw:opacity="20%"/>
      <style:paragraph-properties fo:text-align="center"/>
    </style:style>
    <style:style style:name="P2" style:family="paragraph">
      <loext:graphic-properties draw:fill-color="#f58220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-color="#ffdaa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46cm" svg:height="11.938cm" svg:x="1.254cm" svg:y="1.3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652cm" svg:height="6.604cm" svg:x="16.748cm" svg:y="13.3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842cm" svg:height="3.048cm" svg:x="1.889cm" svg:y="2.397cm">
          <text:p text:style-name="P3">Telegram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5.842cm" svg:height="3.048cm" svg:x="10.525cm" svg:y="2.905cm">
          <text:p text:style-name="P3">Messenger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5.842cm" svg:height="3.048cm" svg:x="19.161cm" svg:y="2.27cm">
          <text:p text:style-name="P3">WhatsApp Chatb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13.589cm" svg:height="2.921cm" svg:x="6.715cm" svg:y="9.763cm">
          <text:p text:style-name="P3">API de Transac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287cm" svg:height="2.286cm" svg:x="1.635cm" svg:y="16.367cm">
          <text:p text:style-name="P3">API de Bancommer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5.08cm" svg:height="3.429cm" svg:x="18.907cm" svg:y="16.367cm">
          <text:p text:style-name="P3">Base de Datos</text:p>
          <text:p text:style-name="P3">Logs y Usuario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3" draw:layer="layout" svg:x1="4.81cm" svg:y1="5.445cm" svg:x2="6.715cm" svg:y2="11.223cm" draw:start-shape="id1" draw:start-glue-point="2" draw:end-shape="id2" draw:end-glue-point="3" svg:d="M4810 5445v5778h1905" svg:viewBox="0 0 1906 5779">
          <text:p/>
        </draw:connector>
        <draw:connector draw:style-name="gr7" draw:text-style-name="P3" draw:layer="layout" draw:line-skew="-0.064cm" svg:x1="13.446cm" svg:y1="5.953cm" svg:x2="13.509cm" svg:y2="9.763cm" draw:start-shape="id3" draw:start-glue-point="2" draw:end-shape="id2" svg:d="M13446 5953v1841h63v1969" svg:viewBox="0 0 64 3811">
          <text:p/>
        </draw:connector>
        <draw:connector draw:style-name="gr7" draw:text-style-name="P3" draw:layer="layout" svg:x1="22.082cm" svg:y1="5.318cm" svg:x2="20.304cm" svg:y2="11.223cm" draw:start-shape="id4" draw:start-glue-point="2" draw:end-shape="id2" draw:end-glue-point="1" svg:d="M22082 5318v5905h-1778" svg:viewBox="0 0 1779 5906">
          <text:p/>
        </draw:connector>
        <draw:connector draw:style-name="gr7" draw:text-style-name="P3" draw:layer="layout" svg:x1="13.509cm" svg:y1="12.684cm" svg:x2="6.778cm" svg:y2="16.367cm" draw:start-shape="id2" draw:start-glue-point="2" draw:end-shape="id5" svg:d="M13509 12684v1842h-6731v1841" svg:viewBox="0 0 6732 3684">
          <text:p/>
        </draw:connector>
        <draw:connector draw:style-name="gr7" draw:text-style-name="P3" draw:layer="layout" svg:x1="13.509cm" svg:y1="12.684cm" svg:x2="21.447cm" svg:y2="16.367cm" draw:start-shape="id2" draw:start-glue-point="2" draw:end-shape="id6" draw:end-glue-point="5" svg:d="M13509 12684v1841h7938v1842" svg:viewBox="0 0 7939 3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6T11:46:42.133687485</meta:creation-date>
    <dc:date>2018-03-06T11:58:03.178599502</dc:date>
    <meta:editing-duration>PT1M1S</meta:editing-duration>
    <meta:editing-cycles>1</meta:editing-cycles>
    <meta:document-statistic meta:object-count="13"/>
    <meta:generator>LibreOffice/5.4.5.1$Linux_X86_64 LibreOffice_project/40m0$Build-1</meta:generator>
  </office:meta>
</office:document-meta>
</file>